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8570161150906867536" text:style-name="L1">
        <text:list-item>
          <text:p text:style-name="P11">Do not use any Bootstrap</text:p>
        </text:list-item>
      </text:list>
      <text:p text:style-name="P3"/>
      <text:list xml:id="list38767876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38754800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8777171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38608817550720589" text:style-name="L2">
        <text:list-item>
          <text:p text:style-name="P12">Make the diagrams using CSS or SVG</text:p>
        </text:list-item>
      </text:list>
      <text:p text:style-name="P3"/>
      <text:list xml:id="list38764777" text:continue-numbering="true" text:style-name="L2">
        <text:list-item>
          <text:p text:style-name="P18">for the addAFlight page, make the inputs to look like you added Bootstrap to them</text:p>
        </text:list-item>
      </text:list>
      <text:p text:style-name="P3"/>
      <text:list xml:id="list38772834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38775035" text:continue-numbering="true" text:style-name="L2">
        <text:list-item>
          <text:p text:style-name="P18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1656146421195628451" text:style-name="L3">
        <text:list-item>
          <text:p text:style-name="P19">When delete a flight, make the entire row dissapear from the table</text:p>
        </text:list-item>
      </text:list>
      <text:p text:style-name="P3"/>
      <text:list xml:id="list38757648" text:continue-numbering="true" text:style-name="L3">
        <text:list-item>
          <text:p text:style-name="P19">Maybe make an AJAX to get the flight details</text:p>
        </text:list-item>
      </text:list>
      <text:p text:style-name="P4"/>
      <text:list xml:id="list38784619" text:continue-list="list38775035" text:style-name="L2">
        <text:list-item>
          <text:p text:style-name="P12">For the Sign In section, make somesort of form validation with the strength of the password and the email validity</text:p>
        </text:list-item>
      </text:list>
      <text:p text:style-name="P4"/>
      <text:list xml:id="list38771718" text:continue-numbering="true" text:style-name="L2">
        <text:list-item>
          <text:p text:style-name="P12">Go to the Sign Up section if you do not have an account</text:p>
        </text:list-item>
      </text:list>
      <text:p text:style-name="P4"/>
      <text:list xml:id="list38776539" text:continue-numbering="true" text:style-name="L2">
        <text:list-item>
          <text:p text:style-name="P12">Add an array in which you have a few airline and airpot names -&gt; when you type a letter, you make examples appear. Add one for each letter</text:p>
        </text:list-item>
      </text:list>
      <text:p text:style-name="P3"/>
      <text:list xml:id="list38762848" text:continue-list="list38757648" text:style-name="L3">
        <text:list-item>
          <text:p text:style-name="P13"><text:soft-page-break/>What do you do when the flight is saved successfully?</text:p>
        </text:list-item>
      </text:list>
      <text:p text:style-name="P4"/>
      <text:list xml:id="list8181508386280562479" text:style-name="L4">
        <text:list-item>
          <text:list>
            <text:list-item>
              <text:p text:style-name="P14"><text:span text:style-name="T3">you should be able to click the </text:span>NEXT<text:span text:style-name="T3"> button</text:span></text:p>
            </text:list-item>
          </text:list>
        </text:list-item>
      </text:list>
      <text:p text:style-name="P3"/>
      <text:list xml:id="list38760189" text:continue-numbering="true" text:style-name="L4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8777879" text:continue-list="list38762848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7842293124967499829" text:style-name="L5">
        <text:list-item>
          <text:p text:style-name="P15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51M38S</meta:editing-duration>
    <meta:editing-cycles>115</meta:editing-cycles>
    <meta:generator>OpenOffice/4.0.1$Win32 OpenOffice.org_project/401m5$Build-9714</meta:generator>
    <dc:date>2016-11-25T18:59:33.73</dc:date>
    <dc:creator>Vlad Mocanu</dc:creator>
    <meta:document-statistic meta:table-count="0" meta:image-count="0" meta:object-count="0" meta:page-count="2" meta:paragraph-count="44" meta:word-count="337" meta:character-count="1962"/>
    <meta:user-defined meta:name="Info 1"/>
    <meta:user-defined meta:name="Info 2"/>
    <meta:user-defined meta:name="Info 3"/>
    <meta:user-defined meta:name="Info 4"/>
  </office:meta>
</office:document-meta>
</file>